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</office:font-face-decls>
  <office:automatic-styles>
    <style:style style:name="P1" style:family="paragraph" style:parent-style-name="Standard">
      <style:text-properties officeooo:rsid="00032204" officeooo:paragraph-rsid="00032204"/>
    </style:style>
    <style:style style:name="P2" style:family="paragraph" style:parent-style-name="Title">
      <style:paragraph-properties fo:text-align="center" style:justify-single-word="false"/>
      <style:text-properties officeooo:paragraph-rsid="00032204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" style:family="paragraph" style:parent-style-name="Text_20_body">
      <style:paragraph-properties fo:text-align="center" style:justify-single-word="false"/>
      <style:text-properties fo:font-variant="normal" fo:text-transform="none" fo:letter-spacing="normal" fo:font-style="normal" fo:font-weight="normal" officeooo:paragraph-rsid="00032204" loext:padding="0cm" loext:border="none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fo:letter-spacing="normal" fo:font-style="normal" fo:font-weight="normal" officeooo:rsid="00032204" officeooo:paragraph-rsid="00032204" loext:padding="0cm" loext:border="none"/>
    </style:style>
    <style:style style:name="P8" style:family="paragraph" style:parent-style-name="Heading_20_1">
      <style:paragraph-properties fo:break-before="page"/>
      <style:text-properties style:font-name="Liberation Sans" officeooo:paragraph-rsid="00042f88"/>
    </style:style>
    <style:style style:name="P9" style:family="paragraph" style:parent-style-name="Heading_20_2">
      <style:text-properties style:font-name="Liberation Sans"/>
    </style:style>
    <style:style style:name="P10" style:family="paragraph" style:parent-style-name="Heading_20_2">
      <style:text-properties style:font-name="Liberation Sans" officeooo:paragraph-rsid="000ee6aa"/>
    </style:style>
    <style:style style:name="P11" style:family="paragraph" style:parent-style-name="Heading_20_3">
      <style:text-properties style:font-name="Liberation Sans"/>
    </style:style>
    <style:style style:name="P12" style:family="paragraph" style:parent-style-name="Heading_20_3">
      <style:text-properties style:font-name="Liberation Sans" officeooo:paragraph-rsid="000d3dc0"/>
    </style:style>
    <style:style style:name="P13" style:family="paragraph" style:parent-style-name="Text_20_body">
      <style:paragraph-properties fo:text-align="start" style:justify-single-word="false"/>
      <style:text-properties style:font-name="Liberation Sans" officeooo:paragraph-rsid="00032204"/>
    </style:style>
    <style:style style:name="P14" style:family="paragraph" style:parent-style-name="Text_20_body">
      <style:paragraph-properties fo:text-align="justify" style:justify-single-word="false"/>
      <style:text-properties style:font-name="Liberation Sans" officeooo:rsid="00042f88" officeooo:paragraph-rsid="00042f88"/>
    </style:style>
    <style:style style:name="P15" style:family="paragraph" style:parent-style-name="Text_20_body">
      <style:text-properties style:font-name="Liberation Sans" officeooo:paragraph-rsid="0005293c"/>
    </style:style>
    <style:style style:name="P16" style:family="paragraph" style:parent-style-name="Text_20_body">
      <style:text-properties style:font-name="Liberation Sans" officeooo:paragraph-rsid="000731ad"/>
    </style:style>
    <style:style style:name="P17" style:family="paragraph" style:parent-style-name="Text_20_body">
      <style:text-properties style:font-name="Liberation Sans" officeooo:paragraph-rsid="000a0cb1"/>
    </style:style>
    <style:style style:name="P18" style:family="paragraph" style:parent-style-name="Text_20_body">
      <style:text-properties style:font-name="Liberation Sans" officeooo:paragraph-rsid="000a791c"/>
    </style:style>
    <style:style style:name="P19" style:family="paragraph" style:parent-style-name="Text_20_body">
      <style:text-properties style:font-name="Liberation Sans" officeooo:paragraph-rsid="000c3252"/>
    </style:style>
    <style:style style:name="P20" style:family="paragraph" style:parent-style-name="Text_20_body">
      <style:text-properties style:font-name="Liberation Sans" officeooo:paragraph-rsid="000d3dc0"/>
    </style:style>
    <style:style style:name="P21" style:family="paragraph" style:parent-style-name="Text_20_body">
      <style:text-properties style:font-name="Liberation Sans"/>
    </style:style>
    <style:style style:name="P22" style:family="paragraph" style:parent-style-name="Text_20_body">
      <style:text-properties fo:font-variant="normal" fo:text-transform="none" style:font-name="Liberation Sans" fo:letter-spacing="normal" fo:font-style="normal" fo:font-weight="normal" loext:padding="0cm" loext:border="none"/>
    </style:style>
    <style:style style:name="T1" style:family="text">
      <style:text-properties officeooo:rsid="00032204"/>
    </style:style>
    <style:style style:name="T2" style:family="text">
      <style:text-properties fo:font-variant="normal" fo:text-transform="none" fo:letter-spacing="normal" fo:font-style="normal" fo:font-weight="normal" loext:padding="0cm" loext:border="none"/>
    </style:style>
    <style:style style:name="T3" style:family="text">
      <style:text-properties fo:font-variant="normal" fo:text-transform="none" fo:letter-spacing="normal" fo:font-style="normal" fo:font-weight="normal" officeooo:rsid="00032204" loext:padding="0cm" loext:border="none"/>
    </style:style>
    <style:style style:name="T4" style:family="text">
      <style:text-properties fo:font-variant="normal" fo:text-transform="none" fo:letter-spacing="normal" fo:font-style="normal" fo:font-weight="normal" officeooo:rsid="00042f88" loext:padding="0cm" loext:border="none"/>
    </style:style>
    <style:style style:name="T5" style:family="text">
      <style:text-properties fo:font-variant="normal" fo:text-transform="none" fo:letter-spacing="normal" loext:padding="0cm" loext:border="none"/>
    </style:style>
    <style:style style:name="T6" style:family="text">
      <style:text-properties fo:font-variant="normal" fo:text-transform="none" fo:letter-spacing="normal" officeooo:rsid="00064b9c" style:font-name-asian="OpenSymbol" style:font-name-complex="OpenSymbol" loext:padding="0cm" loext:border="none"/>
    </style:style>
    <style:style style:name="T7" style:family="text">
      <style:text-properties fo:font-variant="normal" fo:text-transform="none" style:font-name="OpenSymbol" fo:letter-spacing="normal" officeooo:rsid="00064b9c" style:font-name-asian="OpenSymbol" style:font-name-complex="OpenSymbol" loext:padding="0cm" loext:border="none"/>
    </style:style>
    <style:style style:name="T8" style:family="text">
      <style:text-properties officeooo:rsid="0005293c"/>
    </style:style>
    <style:style style:name="T9" style:family="text">
      <style:text-properties officeooo:rsid="00064b9c"/>
    </style:style>
    <style:style style:name="T10" style:family="text">
      <style:text-properties officeooo:rsid="000731ad"/>
    </style:style>
    <style:style style:name="T11" style:family="text">
      <style:text-properties officeooo:rsid="00078588"/>
    </style:style>
    <style:style style:name="T12" style:family="text">
      <style:text-properties officeooo:rsid="000a0cb1"/>
    </style:style>
    <style:style style:name="T13" style:family="text">
      <style:text-properties officeooo:rsid="000a791c"/>
    </style:style>
    <style:style style:name="T14" style:family="text">
      <style:text-properties officeooo:rsid="000c3252"/>
    </style:style>
    <style:style style:name="T15" style:family="text">
      <style:text-properties officeooo:rsid="000d3dc0"/>
    </style:style>
    <style:style style:name="T16" style:family="text">
      <style:text-properties officeooo:rsid="000ee6aa"/>
    </style:style>
    <style:style style:name="T17" style:family="text">
      <style:text-properties officeooo:rsid="000fe217"/>
    </style:style>
    <style:style style:name="T18" style:family="text">
      <style:text-properties officeooo:rsid="0010fcb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lhadji Moussa Faye </text:p>
      <text:p text:style-name="P1">Médéric Cuny</text:p>
      <text:p text:style-name="P1"/>
      <text:p text:style-name="P1"/>
      <text:p text:style-name="P2"><text:span text:style-name="T1"><text:tab/></text:span><text:span text:style-name="T2">Master</text:span><text:span text:style-name="T5"> </text:span><text:span text:style-name="T2">Informatique</text:span><text:span text:style-name="T5"> </text:span><text:span text:style-name="T2">M1</text:span><text:span text:style-name="T5"> </text:span><text:span text:style-name="T2">-TP</text:span><text:span text:style-name="T5"> </text:span><text:span text:style-name="T2">LMC</text:span><text:span text:style-name="T5"> </text:span><text:span text:style-name="T2">–</text:span><text:span text:style-name="T5"> </text:span><text:span text:style-name="T2">2024/2025</text:span></text:p>
      <text:p text:style-name="P6"/>
      <text:p text:style-name="P6"/>
      <text:p text:style-name="P6"/>
      <text:p text:style-name="P13"><text:span text:style-name="T3">Sujet : Implementation d’une variante </text:span><text:span text:style-name="T2">de l’algorithme d’unification de Martelli-Montanari </text:span><text:span text:style-name="T3">dans le langage Prolog.</text:span></text:p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<text:a xlink:type="simple" xlink:href="#__RefHeading___Toc340_1791174715" text:style-name="Index_20_Link" text:visited-style-name="Index_20_Link">1. </text:a><text:a xlink:type="simple" xlink:href="#__RefHeading___Toc340_1791174715" text:style-name="Index_20_Link" text:visited-style-name="Index_20_Link"><text:s/></text:a><text:a xlink:type="simple" xlink:href="#__RefHeading___Toc340_1791174715" text:style-name="Index_20_Link" text:visited-style-name="Index_20_Link">Les prédicats regle, occur_check, reduit </text:a><text:a xlink:type="simple" xlink:href="#__RefHeading___Toc340_1791174715" text:style-name="Index_20_Link" text:visited-style-name="Index_20_Link">et unifie :</text:a><text:a xlink:type="simple" xlink:href="#__RefHeading___Toc340_1791174715" text:style-name="Index_20_Link" text:visited-style-name="Index_20_Link"><text:tab/>2</text:a></text:p>
          <text:p text:style-name="P4"><text:a xlink:type="simple" xlink:href="#__RefHeading___Toc342_1791174715" text:style-name="Index_20_Link" text:visited-style-name="Index_20_Link">1.1. Le prédicat regle :<text:tab/>2</text:a></text:p>
          <text:p text:style-name="P5"><text:a xlink:type="simple" xlink:href="#__RefHeading___Toc344_1791174715" text:style-name="Index_20_Link" text:visited-style-name="Index_20_Link">1.1.1. <text:s/>Rename :<text:tab/>2</text:a></text:p>
          <text:p text:style-name="P5"><text:a xlink:type="simple" xlink:href="#__RefHeading___Toc346_1791174715" text:style-name="Index_20_Link" text:visited-style-name="Index_20_Link">1.1.2. <text:s/>Simplify :<text:tab/>2</text:a></text:p>
          <text:p text:style-name="P5"><text:a xlink:type="simple" xlink:href="#__RefHeading___Toc348_1791174715" text:style-name="Index_20_Link" text:visited-style-name="Index_20_Link">1.1.3. <text:s/>Expand :<text:tab/>2</text:a></text:p>
          <text:p text:style-name="P5"><text:a xlink:type="simple" xlink:href="#__RefHeading___Toc350_1791174715" text:style-name="Index_20_Link" text:visited-style-name="Index_20_Link">1.1.4. <text:s/>Check<text:tab/>2</text:a></text:p>
          <text:p text:style-name="P5"><text:a xlink:type="simple" xlink:href="#__RefHeading___Toc352_1791174715" text:style-name="Index_20_Link" text:visited-style-name="Index_20_Link">1.1.5. <text:s/>Orient<text:tab/>2</text:a></text:p>
          <text:p text:style-name="P5"><text:a xlink:type="simple" xlink:href="#__RefHeading___Toc354_1791174715" text:style-name="Index_20_Link" text:visited-style-name="Index_20_Link">1.1.6. <text:s/>Decompose<text:tab/>2</text:a></text:p>
          <text:p text:style-name="P5"><text:a xlink:type="simple" xlink:href="#__RefHeading___Toc356_1791174715" text:style-name="Index_20_Link" text:visited-style-name="Index_20_Link">1.1.7. <text:s/>Clash<text:tab/>3</text:a></text:p>
          <text:p text:style-name="P4"><text:a xlink:type="simple" xlink:href="#__RefHeading___Toc358_1791174715" text:style-name="Index_20_Link" text:visited-style-name="Index_20_Link">1.2. <text:s/>Le prédicat occur_check<text:tab/>3</text:a></text:p>
          <text:p text:style-name="P4"><text:a xlink:type="simple" xlink:href="#__RefHeading___Toc360_1791174715" text:style-name="Index_20_Link" text:visited-style-name="Index_20_Link">1.3. Le prédicat reduit<text:tab/>3</text:a></text:p>
        </text:index-body>
      </text:table-of-content>
      <text:p text:style-name="P7"/>
      <text:h text:style-name="P8" text:outline-level="1"><text:bookmark-start text:name="__RefHeading___Toc340_1791174715"/><text:span text:style-name="T3"><text:s/></text:span><text:span text:style-name="T2">Les prédicats regle, occur_check, reduit </text:span><text:span text:style-name="T4">et <text:s/>unifie :</text:span><text:bookmark-end text:name="__RefHeading___Toc340_1791174715"/></text:h>
      <text:p text:style-name="P22"/>
      <text:h text:style-name="P9" text:outline-level="2"><text:bookmark-start text:name="__RefHeading___Toc342_1791174715"/>Le prédicat regle :<text:bookmark-end text:name="__RefHeading___Toc342_1791174715"/></text:h>
      <text:p text:style-name="P14"><text:tab/>Soit le prédicat regle(E,R) permet de déterminer la règle de transformation R applicable sur l’équation E. <text:span text:style-name="T8">Il y a 7 règles de transformations, Rename, Simplify, Expend, Check, Orient, Decompose, Clash. </text:span></text:p>
      <text:h text:style-name="P11" text:outline-level="3"><text:bookmark-start text:name="__RefHeading___Toc344_1791174715"/><text:s/>Rename : <text:bookmark-end text:name="__RefHeading___Toc344_1791174715"/></text:h>
      <text:p text:style-name="P15"><text:tab/><text:span text:style-name="T8">La règle «</text:span><text:span text:style-name="T2">Rename</text:span><text:span text:style-name="T5"> </text:span><text:span text:style-name="T2">{x</text:span><text:span text:style-name="T5"> </text:span><text:span text:style-name="T2">?=</text:span><text:span text:style-name="T5"> </text:span><text:span text:style-name="T2">t} ∪</text:span><text:span text:style-name="T5"> </text:span><text:span text:style-name="T2">P</text:span><text:span text:style-name="T5"> ′</text:span><text:span text:style-name="T2">;</text:span><text:span text:style-name="T5"> </text:span><text:span text:style-name="T2">S</text:span><text:span text:style-name="T5"> </text:span><text:span text:style-name="T6"></text:span><text:span text:style-name="T5"> </text:span><text:span text:style-name="T2">P</text:span><text:span text:style-name="T5"> ′</text:span><text:span text:style-name="T2">[x/t];</text:span><text:span text:style-name="T5"> </text:span><text:span text:style-name="T2">S[x/t]</text:span><text:span text:style-name="T5"> ∪ </text:span><text:span text:style-name="T2">{x</text:span><text:span text:style-name="T5"> </text:span><text:span text:style-name="T2">=</text:span><text:span text:style-name="T5"> </text:span><text:span text:style-name="T2">t}</text:span><text:span text:style-name="T8">» pour être vrai, </text:span><text:span text:style-name="T10">on</text:span><text:span text:style-name="T8"> doit vérifier que</text:span><text:span text:style-name="T9"> t est une variable. Pour répondre à cette question en Prolog, il exi</text:span><text:span text:style-name="T10">s</text:span><text:span text:style-name="T9">te le prédicat var(</text:span><text:span text:style-name="T10">Term</text:span><text:span text:style-name="T9">) qui renvoie «True» si </text:span><text:span text:style-name="T10">Term</text:span><text:span text:style-name="T9"> est une variable </text:span><text:span text:style-name="T10">libre, qui n’est pas définie</text:span><text:span text:style-name="T9">. </text:span><text:span text:style-name="T10">Par exemple X, Y, Z sont des variables mais pas p(X), a, 44 etc...</text:span></text:p>
      <text:h text:style-name="P11" text:outline-level="3"><text:bookmark-start text:name="__RefHeading___Toc346_1791174715"/><text:s/>Simplify :<text:bookmark-end text:name="__RefHeading___Toc346_1791174715"/></text:h>
      <text:p text:style-name="P16"><text:tab/><text:span text:style-name="T10">La règle «</text:span><text:span text:style-name="T2">Simplify</text:span><text:span text:style-name="T5"> </text:span><text:span text:style-name="T2">{x</text:span><text:span text:style-name="T5"> </text:span><text:span text:style-name="T2">?=</text:span><text:span text:style-name="T5"> </text:span><text:span text:style-name="T2">t} ∪</text:span><text:span text:style-name="T5"> </text:span><text:span text:style-name="T2">P</text:span><text:span text:style-name="T5"> ′</text:span><text:span text:style-name="T2">;</text:span><text:span text:style-name="T5"> </text:span><text:span text:style-name="T2">S</text:span><text:span text:style-name="T5"> </text:span><text:span text:style-name="T6"></text:span><text:span text:style-name="T5"> </text:span><text:span text:style-name="T2">P</text:span><text:span text:style-name="T5"> ′</text:span><text:span text:style-name="T2">[x/t];</text:span><text:span text:style-name="T5"> </text:span><text:span text:style-name="T2">S[x/t]</text:span><text:span text:style-name="T5"> ∪ </text:span><text:span text:style-name="T2">{x</text:span><text:span text:style-name="T5"> </text:span><text:span text:style-name="T2">=</text:span><text:span text:style-name="T5"> </text:span><text:span text:style-name="T2">t}</text:span><text:span text:style-name="T10">» pour être vrai, on doit vérifier qur t est une constante. Pour répondre à cette question en Prolog, il existe le prédicat atomic(</text:span><text:span text:style-name="T11">Term</text:span><text:span text:style-name="T10">) qui renvoie «True» si </text:span><text:span text:style-name="T11">Term est ni une variable ni composée.</text:span></text:p>
      <text:h text:style-name="P11" text:outline-level="3"><text:bookmark-start text:name="__RefHeading___Toc348_1791174715"/><text:s/>Expand :<text:bookmark-end text:name="__RefHeading___Toc348_1791174715"/></text:h>
      <text:p text:style-name="P17"><text:tab/><text:span text:style-name="T12">La règle «</text:span><text:span text:style-name="T2">Expand</text:span><text:span text:style-name="T5"> </text:span><text:span text:style-name="T2">{x</text:span><text:span text:style-name="T5"> </text:span><text:span text:style-name="T2">?=</text:span><text:span text:style-name="T5"> </text:span><text:span text:style-name="T2">t} ∪</text:span><text:span text:style-name="T5"> </text:span><text:span text:style-name="T2">P</text:span><text:span text:style-name="T5"> ′</text:span><text:span text:style-name="T2">;</text:span><text:span text:style-name="T5"> </text:span><text:span text:style-name="T2">S</text:span><text:span text:style-name="T5"> </text:span><text:span text:style-name="T6"></text:span><text:span text:style-name="T5"> </text:span><text:span text:style-name="T2">P</text:span><text:span text:style-name="T5"> ′</text:span><text:span text:style-name="T2">[x/t];</text:span><text:span text:style-name="T5"> </text:span><text:span text:style-name="T2">S[x/t]</text:span><text:span text:style-name="T5"> ∪ </text:span><text:span text:style-name="T2">{x</text:span><text:span text:style-name="T5"> </text:span><text:span text:style-name="T2">=</text:span><text:span text:style-name="T5"> </text:span><text:span text:style-name="T2">t}</text:span><text:span text:style-name="T12">» </text:span><text:span text:style-name="T13">pour</text:span><text:span text:style-name="T12"> être vrai on doit vérifié que x soit une variable, que t soit composé et que x ne soit pas dans t. Pour faire tout ça on utilisera trois prédicat. var(x) qui renvoie vrai si x est une variable, compound(t) qui renvoie vrai si t est composé, et occur_check(x, t) qui renvoie vrai si x n’apparait pas dans t. </text:span></text:p>
      <text:h text:style-name="P11" text:outline-level="3"><text:bookmark-start text:name="__RefHeading___Toc350_1791174715"/><text:s/><text:span text:style-name="T17">C</text:span>heck<text:bookmark-end text:name="__RefHeading___Toc350_1791174715"/></text:h>
      <text:p text:style-name="P18"><text:tab/><text:span text:style-name="T12">La règle «</text:span><text:span text:style-name="T2">Check</text:span><text:span text:style-name="T5"> </text:span><text:span text:style-name="T2">{x</text:span><text:span text:style-name="T5"> </text:span><text:span text:style-name="T2">?=</text:span><text:span text:style-name="T5"> </text:span><text:span text:style-name="T2">t} ∪</text:span><text:span text:style-name="T5"> </text:span><text:span text:style-name="T2">P</text:span><text:span text:style-name="T5"> ′</text:span><text:span text:style-name="T2">;</text:span><text:span text:style-name="T5"> </text:span><text:span text:style-name="T2">S</text:span><text:span text:style-name="T5"> </text:span><text:span text:style-name="T6"></text:span><text:span text:style-name="T5"> ⊥</text:span><text:span text:style-name="T12">» </text:span><text:span text:style-name="T13">pour être vrai si x est différent de t et si x n’est pas dans t. Pour cela on utilise les prédicats not(x==t) qui renvoie vrai si x et t sont différents ainsi que le préditcat occur_check(x,t).</text:span></text:p>
      <text:h text:style-name="P11" text:outline-level="3"><text:bookmark-start text:name="__RefHeading___Toc352_1791174715"/><text:s/>Orient<text:bookmark-end text:name="__RefHeading___Toc352_1791174715"/></text:h>
      <text:p text:style-name="P18"><text:span text:style-name="T12"><text:tab/></text:span><text:span text:style-name="T13">La règle «</text:span><text:span text:style-name="T2">Orient</text:span><text:span text:style-name="T5"> </text:span><text:span text:style-name="T2">{t</text:span><text:span text:style-name="T5"> </text:span><text:span text:style-name="T2">?=</text:span><text:span text:style-name="T5"> </text:span><text:span text:style-name="T2">x} ∪</text:span><text:span text:style-name="T5"> </text:span><text:span text:style-name="T2">P</text:span><text:span text:style-name="T5"> ′</text:span><text:span text:style-name="T2">;</text:span><text:span text:style-name="T5"> </text:span><text:span text:style-name="T2">S</text:span><text:span text:style-name="T5"> </text:span><text:span text:style-name="T6"></text:span><text:span text:style-name="T5"> </text:span><text:span text:style-name="T2">{x</text:span><text:span text:style-name="T5"> </text:span><text:span text:style-name="T2">?=</text:span><text:span text:style-name="T5"> </text:span><text:span text:style-name="T2">t} ∪</text:span><text:span text:style-name="T5"> </text:span><text:span text:style-name="T2">P</text:span><text:span text:style-name="T5"> ′</text:span><text:span text:style-name="T2">;</text:span><text:span text:style-name="T5"> </text:span><text:span text:style-name="T2">S</text:span><text:span text:style-name="T13">» pour être vrai si t n’est pas une variable. On utilise donc le prédicat nonvar(t) pour vérifier ce point. On vérifie également que x est une variable. </text:span></text:p>
      <text:h text:style-name="P11" text:outline-level="3"><text:bookmark-start text:name="__RefHeading___Toc354_1791174715"/><text:s/><text:span text:style-name="T17">D</text:span>ecompose<text:bookmark-end text:name="__RefHeading___Toc354_1791174715"/></text:h>
      <text:p text:style-name="P19"><text:span text:style-name="T12"><text:tab/></text:span><text:span text:style-name="T14">La règle «</text:span><text:span text:style-name="T2">Decompose</text:span><text:span text:style-name="T5"> </text:span><text:span text:style-name="T2">{f</text:span><text:span text:style-name="T5"> </text:span><text:span text:style-name="T2">(s1,</text:span><text:span text:style-name="T5"> </text:span><text:span text:style-name="T2">· · ·</text:span><text:span text:style-name="T5"> </text:span><text:span text:style-name="T2">, sn)</text:span><text:span text:style-name="T5"> </text:span><text:span text:style-name="T2">?=</text:span><text:span text:style-name="T5"> </text:span><text:span text:style-name="T2">f</text:span><text:span text:style-name="T5"> </text:span><text:span text:style-name="T2">(t1,</text:span><text:span text:style-name="T5"> </text:span><text:span text:style-name="T2">· · ·</text:span><text:span text:style-name="T5"> </text:span><text:span text:style-name="T2">, tn)} ∪</text:span><text:span text:style-name="T5"> </text:span><text:span text:style-name="T2">P</text:span><text:span text:style-name="T5"> ′</text:span><text:span text:style-name="T2">;</text:span><text:span text:style-name="T5"> </text:span><text:span text:style-name="T2">S</text:span><text:span text:style-name="T5"> </text:span><text:span text:style-name="T6"></text:span><text:span text:style-name="T5"> </text:span><text:span text:style-name="T2">{s1?=</text:span><text:span text:style-name="T5"> </text:span><text:span text:style-name="T2">t1,</text:span><text:span text:style-name="T5"> </text:span><text:span text:style-name="T2">· · ·</text:span><text:span text:style-name="T5"> </text:span><text:span text:style-name="T2">, sn</text:span><text:line-break/><text:span text:style-name="T2">?=</text:span><text:span text:style-name="T5"> </text:span><text:span text:style-name="T2">tn} ∪</text:span><text:span text:style-name="T5"> </text:span><text:span text:style-name="T2">P</text:span><text:span text:style-name="T5"> ′</text:span><text:span text:style-name="T2">;</text:span><text:span text:style-name="T5"> </text:span><text:span text:style-name="T2">S</text:span><text:span text:style-name="T14">» pour être vrai si </text:span><text:span text:style-name="T15">la règle expand ne peut pas s’appliquer et que l’arité et le nom correspondent. </text:span></text:p>
      <text:h text:style-name="P12" text:outline-level="3" text:is-list-header="true"><text:soft-page-break/></text:h>
      <text:h text:style-name="P12" text:outline-level="3"><text:bookmark-start text:name="__RefHeading___Toc356_1791174715"/><text:s/>Clash<text:bookmark-end text:name="__RefHeading___Toc356_1791174715"/></text:h>
      <text:p text:style-name="P20"><text:tab/><text:span text:style-name="T18">La règle «»</text:span></text:p>
      <text:h text:style-name="P10" text:outline-level="2"><text:bookmark-start text:name="__RefHeading___Toc358_1791174715"/><text:s/><text:span text:style-name="T16">Le prédicat occur_check</text:span><text:bookmark-end text:name="__RefHeading___Toc358_1791174715"/></text:h>
      <text:h text:style-name="P9" text:outline-level="2"><text:bookmark-start text:name="__RefHeading___Toc360_1791174715"/>Le prédicat reduit<text:bookmark-end text:name="__RefHeading___Toc360_1791174715"/></text:h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6T22:01:12.377242773</meta:creation-date>
    <dc:date>2024-11-24T17:23:33.020218984</dc:date>
    <meta:editing-duration>PT2H2M51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3" meta:paragraph-count="35" meta:word-count="496" meta:character-count="2540" meta:non-whitespace-character-count="2055"/>
  </office:meta>
</office:document-meta>
</file>